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officeooo:rsid="001fd530" officeooo:paragraph-rsid="001fd5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现代制造技术的发展趋势</text:p>
      <text:p text:style-name="P1">1，信息技术，管理技术与工艺技术紧密结合</text:p>
      <text:p text:style-name="P1">2，计算机辅助设计，辅助设计，辅助工程分析（CAD/CAM/CAE）</text:p>
      <text:p text:style-name="P1">3，加工制造技术向着超精密，超高速以及发展新一代制造装备的发展方向</text:p>
      <text:p text:style-name="P1">（1）超精密加工技术</text:p>
      <text:p text:style-name="P1">（2）超高速切割</text:p>
      <text:p text:style-name="P1">（3）新一代制造装备的发展</text:p>
      <text:p text:style-name="P1">4，工艺研究由经验走向定量分析</text:p>
      <text:p text:style-name="P1">5，虚拟现实技术在制造业中获得越来越多的应用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新宋体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24T22:48:34.593000000</dc:date>
    <meta:editing-duration>PT4H5M54S</meta:editing-duration>
    <meta:editing-cycles>1</meta:editing-cycles>
    <meta:document-statistic meta:table-count="0" meta:image-count="0" meta:object-count="0" meta:page-count="1" meta:paragraph-count="9" meta:word-count="156" meta:character-count="166" meta:non-whitespace-character-count="166"/>
    <meta:generator>LibreOffice/7.4.0.3$Windows_X86_64 LibreOffice_project/f85e47c08ddd19c015c0114a68350214f7066f5a</meta:generator>
  </office:meta>
</office:document-meta>
</file>